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b59e" officeooo:paragraph-rsid="000db59e"/>
    </style:style>
    <style:style style:name="P2" style:family="paragraph" style:parent-style-name="Standard">
      <style:text-properties officeooo:rsid="000fec02" officeooo:paragraph-rsid="000fec02"/>
    </style:style>
    <style:style style:name="P3" style:family="paragraph" style:parent-style-name="Standard">
      <style:text-properties officeooo:rsid="000fec02" officeooo:paragraph-rsid="003569ac"/>
    </style:style>
    <style:style style:name="P4" style:family="paragraph" style:parent-style-name="Standard">
      <style:text-properties officeooo:rsid="003b7891" officeooo:paragraph-rsid="0040614b"/>
    </style:style>
    <style:style style:name="P5" style:family="paragraph" style:parent-style-name="Standard">
      <style:text-properties officeooo:rsid="00364c50" officeooo:paragraph-rsid="004562af"/>
    </style:style>
    <style:style style:name="P6" style:family="paragraph" style:parent-style-name="Standard">
      <style:text-properties officeooo:rsid="004cb7d3" officeooo:paragraph-rsid="00524dc1"/>
    </style:style>
    <style:style style:name="T1" style:family="text">
      <style:text-properties officeooo:rsid="0011da44"/>
    </style:style>
    <style:style style:name="T2" style:family="text">
      <style:text-properties officeooo:rsid="00380f44"/>
    </style:style>
    <style:style style:name="T3" style:family="text">
      <style:text-properties officeooo:rsid="0039f677"/>
    </style:style>
    <style:style style:name="T4" style:family="text">
      <style:text-properties officeooo:rsid="003d1922"/>
    </style:style>
    <style:style style:name="T5" style:family="text">
      <style:text-properties officeooo:rsid="0042c420"/>
    </style:style>
    <style:style style:name="T6" style:family="text">
      <style:text-properties officeooo:rsid="00432c89"/>
    </style:style>
    <style:style style:name="T7" style:family="text">
      <style:text-properties officeooo:rsid="0043c504"/>
    </style:style>
    <style:style style:name="T8" style:family="text">
      <style:text-properties officeooo:rsid="00524dc1"/>
    </style:style>
    <style:style style:name="T9" style:family="text">
      <style:text-properties officeooo:rsid="005322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M</text:p>
      <text:p text:style-name="P1"/>
      <text:p text:style-name="P1"/>
      <text:p text:style-name="P3"><text:span text:style-name="T8">Dans le cadre de sa conduite du changement, le G</text:span>oupe a mis en place un dispositif permettant à ses colla<text:span text:style-name="T1">borateurs de se reconvertir vers les métiers du développement web. Grâce au partenariat de La Poste avec l’école Simplon, j’ai ainsi pu bénéficier de cette passerelle, ce qui m’a permis de découvrir les concepts du développement informatique et d’être intégré aux équipes de développeurs de la DSI Colissimo. Le format de la formation m’a donné l’occasion de m’acculturer aux méthodes de travail en vigueur à la DSI, axées notamment sur les méthodes agiles et le travail collaboratif. </text:span></text:p>
      <text:p text:style-name="P3"/>
      <text:p text:style-name="P4">Dans le cadre de la formation Simplon j’ai <text:span text:style-name="T5">ainsi pu </text:span>réalis<text:span text:style-name="T5">er</text:span> une application Web full stack ayant pour thème un centre de fitness. <text:span text:style-name="T4">J’ai tiré profit de mon statut de stagiaire à la DSI pour aller interroger les Product Owner et bénéficier de leurs conseils pour rédiger les spécifications fonctionnelles de mon application. Je me suis également appuyé sur l’expertise technique des consultants en ce qui concerne les parties de conception et de développement. M’inspirant du concept d’un sprint, je me suis fixé des objectifs de réalisation par intervalle de deux semaines. Du fait que le rythme de la formation alternait les périodes de deux semaines à l’école et deux semaines en entreprise, <text:s/>j’ai ainsi pu implémenter des ébauches de fonctionnalités qui ont été opérationnelles dès la première itération et que j’ai par la suite améliorées au fur et à mesure que mes compétences techniques s’élargissaient. </text:span></text:p>
      <text:p text:style-name="P3"/>
      <text:p text:style-name="P5"><text:span text:style-name="T6">Comme je me suis évertué à le faire pendant le temps de la formation</text:span>, j’ai toujours eu à cœur <text:span text:style-name="T7">au cours de mes treize premières années à La Poste </text:span>de m’impliquer dans les missions qui m’ont été confiées <text:span text:style-name="T2">avec le sens du service et de l’excellence pour satisfaire les clients. J’ai également toujours cherché à faire preuve d’esprit d’initiative pour être force de proposition</text:span> <text:span text:style-name="T3">et à cultiver l’esprit <text:s/>de coopération pour optimiser les performances individuelles et collectives. En tant que facteur j’ai assuré le tutorat d’un facteur apprenti et j’ai joué un rôle actif dans la supervision et le pilotage d’un projet de réorganisation concernant la plate-forme courrier où je travaillais. En tant que pilote de production à la plateforme courrier industrielle de Wissous, j’ai eu pour principale fonction d’assurer la fonction de support des équipes de production. Par ailleurs, j’ai été élu meilleur BIP pour avoir proposé une mise en œuvre optimisée de la gestion du Tour Terrain.</text:span></text:p>
      <text:p text:style-name="P5"/>
      <text:p text:style-name="P6">Au terme de <text:span text:style-name="T9">cette année</text:span> <text:span text:style-name="T9">de</text:span> formation <text:span text:style-name="T9">passée en parallèle à</text:span> Simplon <text:span text:style-name="T9">et à la DSI Colissimo</text:span>, la découverte du métier de développeur informatique m’a apporté beaucoup de satisfaction. <text:s/>Afin de pouvoir consolider mes connaissances et en acquérir de nouvelles, je souhaite faire définitivement partie des équipes de la DSI pour être acteur de la transformation numérique activités du Groupe et disposer ainsi d’un champ de perspectives d’évolution large et <text:span text:style-name="T9">prometteur</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1:11:05.646141272</meta:creation-date>
    <dc:date>2019-06-15T15:47:47.852519899</dc:date>
    <meta:editing-duration>PT4H5M41S</meta:editing-duration>
    <meta:editing-cycles>30</meta:editing-cycles>
    <meta:generator>LibreOffice/6.0.7.3$Linux_X86_64 LibreOffice_project/00m0$Build-3</meta:generator>
    <meta:document-statistic meta:table-count="0" meta:image-count="0" meta:object-count="0" meta:page-count="1" meta:paragraph-count="5" meta:word-count="473" meta:character-count="2940" meta:non-whitespace-character-count="2467"/>
  </office:meta>
</office:document-meta>
</file>